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Bezmezer" style:master-page-name="MP0" style:family="paragraph">
      <style:paragraph-properties fo:break-before="page" fo:text-align="center"/>
    </style:style>
    <style:style style:name="T2" style:parent-style-name="Standardnípísmoodstavce" style:family="text">
      <style:text-properties fo:font-weight="bold" style:font-weight-asian="bold" fo:font-size="14pt" style:font-size-asian="14pt" style:font-size-complex="14pt"/>
    </style:style>
    <style:style style:name="T3" style:parent-style-name="Standardnípísmoodstavce" style:family="text">
      <style:text-properties fo:font-weight="bold" style:font-weight-asian="bold" fo:font-size="14pt" style:font-size-asian="14pt" style:font-size-complex="14pt"/>
    </style:style>
    <style:style style:name="T4" style:parent-style-name="Hypertextovýodkaz" style:family="text">
      <style:text-properties fo:font-weight="bold" style:font-weight-asian="bold" fo:font-size="14pt" style:font-size-asian="14pt" style:font-size-complex="14pt"/>
    </style:style>
    <style:style style:name="T5" style:parent-style-name="Standardnípísmoodstavce" style:family="text">
      <style:text-properties fo:font-weight="bold" style:font-weight-asian="bold" fo:font-size="14pt" style:font-size-asian="14pt" style:font-size-complex="14pt"/>
    </style:style>
    <style:style style:name="P6" style:parent-style-name="Bezmezer" style:family="paragraph">
      <style:paragraph-properties fo:text-align="center"/>
      <style:text-properties fo:font-weight="bold" style:font-weight-asian="bold" fo:font-size="14pt" style:font-size-asian="14pt" style:font-size-complex="14pt"/>
    </style:style>
    <style:style style:name="P7" style:parent-style-name="Bezmezer" style:family="paragraph">
      <style:text-properties fo:font-weight="bold" style:font-weight-asian="bold"/>
    </style:style>
    <style:style style:name="P8" style:parent-style-name="Bezmezer" style:family="paragraph">
      <style:paragraph-properties fo:margin-left="0.4916in">
        <style:tab-stops/>
      </style:paragraph-properties>
    </style:style>
    <style:style style:name="P9" style:parent-style-name="Bezmezer" style:family="paragraph">
      <style:paragraph-properties fo:margin-left="0.4916in">
        <style:tab-stops/>
      </style:paragraph-properties>
    </style:style>
    <style:style style:name="T10" style:parent-style-name="Standardnípísmoodstavce" style:family="text">
      <style:text-properties fo:font-weight="bold" style:font-weight-asian="bold"/>
    </style:style>
    <style:style style:name="T11" style:parent-style-name="Standardnípísmoodstavce" style:family="text">
      <style:text-properties fo:font-weight="bold" style:font-weight-asian="bold"/>
    </style:style>
    <style:style style:name="T12" style:parent-style-name="Standardnípísmoodstavce" style:family="text">
      <style:text-properties fo:font-weight="bold" style:font-weight-asian="bold"/>
    </style:style>
    <style:style style:name="P13" style:parent-style-name="Bezmezer" style:family="paragraph">
      <style:paragraph-properties fo:margin-left="0.9833in">
        <style:tab-stops/>
      </style:paragraph-properties>
    </style:style>
    <style:style style:name="P14" style:parent-style-name="Bezmezer" style:family="paragraph">
      <style:paragraph-properties fo:margin-left="0.4916in">
        <style:tab-stops/>
      </style:paragraph-properties>
    </style:style>
    <style:style style:name="T15" style:parent-style-name="Standardnípísmoodstavce" style:family="text">
      <style:text-properties fo:background-color="#C0C0C0"/>
    </style:style>
    <style:style style:name="P16" style:parent-style-name="Bezmezer" style:family="paragraph">
      <style:paragraph-properties fo:margin-left="0.4916in">
        <style:tab-stops/>
      </style:paragraph-properties>
    </style:style>
    <style:style style:name="T17" style:parent-style-name="Standardnípísmoodstavce" style:family="text">
      <style:text-properties fo:background-color="#C0C0C0"/>
    </style:style>
    <style:style style:name="T18" style:parent-style-name="Standardnípísmoodstavce" style:family="text">
      <style:text-properties fo:background-color="#C0C0C0"/>
    </style:style>
    <style:style style:name="T19" style:parent-style-name="Standardnípísmoodstavce" style:family="text">
      <style:text-properties fo:background-color="#C0C0C0"/>
    </style:style>
    <style:style style:name="P20" style:parent-style-name="Bezmezer" style:family="paragraph">
      <style:paragraph-properties fo:margin-left="0.4916in">
        <style:tab-stops/>
      </style:paragraph-properties>
    </style:style>
    <style:style style:name="T21" style:parent-style-name="Standardnípísmoodstavce" style:family="text">
      <style:text-properties fo:background-color="#C0C0C0"/>
    </style:style>
    <style:style style:name="T22" style:parent-style-name="Standardnípísmoodstavce" style:family="text">
      <style:text-properties fo:background-color="#C0C0C0"/>
    </style:style>
    <style:style style:name="P23" style:parent-style-name="Bezmezer" style:family="paragraph">
      <style:paragraph-properties fo:margin-left="0.4916in">
        <style:tab-stops/>
      </style:paragraph-properties>
    </style:style>
    <style:style style:name="T24" style:parent-style-name="Standardnípísmoodstavce" style:family="text">
      <style:text-properties fo:background-color="#C0C0C0"/>
    </style:style>
    <style:style style:name="T25" style:parent-style-name="Standardnípísmoodstavce" style:family="text">
      <style:text-properties fo:background-color="#C0C0C0"/>
    </style:style>
    <style:style style:name="P26" style:parent-style-name="Bezmezer" style:family="paragraph">
      <style:paragraph-properties fo:margin-left="0.4916in">
        <style:tab-stops/>
      </style:paragraph-properties>
    </style:style>
    <style:style style:name="T27" style:parent-style-name="Standardnípísmoodstavce" style:family="text">
      <style:text-properties fo:background-color="#C0C0C0"/>
    </style:style>
    <style:style style:name="T28" style:parent-style-name="Standardnípísmoodstavce" style:family="text">
      <style:text-properties fo:background-color="#C0C0C0"/>
    </style:style>
    <style:style style:name="P29" style:parent-style-name="Bezmezer" style:family="paragraph">
      <style:paragraph-properties fo:margin-left="0.4916in">
        <style:tab-stops/>
      </style:paragraph-properties>
    </style:style>
    <style:style style:name="T30" style:parent-style-name="Standardnípísmoodstavce" style:family="text">
      <style:text-properties fo:background-color="#C0C0C0"/>
    </style:style>
    <style:style style:name="T31" style:parent-style-name="Standardnípísmoodstavce" style:family="text">
      <style:text-properties fo:background-color="#C0C0C0"/>
    </style:style>
    <style:style style:name="P32" style:parent-style-name="Bezmezer" style:family="paragraph">
      <style:paragraph-properties fo:margin-left="0.4916in">
        <style:tab-stops/>
      </style:paragraph-properties>
    </style:style>
    <style:style style:name="T33" style:parent-style-name="Standardnípísmoodstavce" style:family="text">
      <style:text-properties fo:background-color="#C0C0C0"/>
    </style:style>
    <style:style style:name="T34" style:parent-style-name="Standardnípísmoodstavce" style:family="text">
      <style:text-properties fo:background-color="#C0C0C0"/>
    </style:style>
    <style:style style:name="T35" style:parent-style-name="Standardnípísmoodstavce" style:family="text">
      <style:text-properties fo:background-color="#C0C0C0"/>
    </style:style>
    <style:style style:name="T36" style:parent-style-name="Standardnípísmoodstavce" style:family="text">
      <style:text-properties fo:background-color="#C0C0C0"/>
    </style:style>
    <style:style style:name="P37" style:parent-style-name="Bezmezer" style:family="paragraph">
      <style:paragraph-properties fo:margin-left="0.4916in">
        <style:tab-stops/>
      </style:paragraph-properties>
    </style:style>
    <style:style style:name="T38" style:parent-style-name="Standardnípísmoodstavce" style:family="text">
      <style:text-properties fo:background-color="#C0C0C0"/>
    </style:style>
    <style:style style:name="T39" style:parent-style-name="Standardnípísmoodstavce" style:family="text">
      <style:text-properties fo:background-color="#C0C0C0"/>
    </style:style>
    <style:style style:name="T40" style:parent-style-name="Standardnípísmoodstavce" style:family="text">
      <style:text-properties fo:background-color="#C0C0C0"/>
    </style:style>
    <style:style style:name="T41" style:parent-style-name="Standardnípísmoodstavce" style:family="text">
      <style:text-properties fo:background-color="#C0C0C0"/>
    </style:style>
    <style:style style:name="T42" style:parent-style-name="Standardnípísmoodstavce" style:family="text">
      <style:text-properties fo:background-color="#C0C0C0"/>
    </style:style>
    <style:style style:name="P43" style:parent-style-name="Bezmezer" style:family="paragraph">
      <style:paragraph-properties fo:margin-left="0.4916in">
        <style:tab-stops/>
      </style:paragraph-properties>
    </style:style>
    <style:style style:name="P44" style:parent-style-name="Bezmezer" style:family="paragraph">
      <style:paragraph-properties fo:margin-left="0.4916in">
        <style:tab-stops/>
      </style:paragraph-properties>
    </style:style>
    <style:style style:name="T45" style:parent-style-name="Standardnípísmoodstavce" style:family="text">
      <style:text-properties fo:font-weight="bold" style:font-weight-asian="bold"/>
    </style:style>
    <style:style style:name="P46" style:parent-style-name="Bezmezer" style:family="paragraph">
      <style:paragraph-properties fo:margin-left="0.4916in">
        <style:tab-stops/>
      </style:paragraph-properties>
    </style:style>
    <style:style style:name="T47" style:parent-style-name="Standardnípísmoodstavce" style:family="text">
      <style:text-properties fo:font-weight="bold" style:font-weight-asian="bold"/>
    </style:style>
    <style:style style:name="T48" style:parent-style-name="Standardnípísmoodstavce" style:family="text">
      <style:text-properties fo:font-weight="bold" style:font-weight-asian="bold"/>
    </style:style>
    <style:style style:name="P49" style:parent-style-name="Bezmezer" style:family="paragraph">
      <style:paragraph-properties fo:margin-left="0.4916in">
        <style:tab-stops/>
      </style:paragraph-properties>
    </style:style>
    <style:style style:name="P50" style:parent-style-name="Bezmezer" style:family="paragraph">
      <style:paragraph-properties fo:margin-left="0.4916in">
        <style:tab-stops/>
      </style:paragraph-properties>
    </style:style>
    <style:style style:name="T51" style:parent-style-name="Standardnípísmoodstavce" style:family="text">
      <style:text-properties fo:background-color="#C0C0C0"/>
    </style:style>
    <style:style style:name="T52" style:parent-style-name="Standardnípísmoodstavce" style:family="text">
      <style:text-properties fo:background-color="#C0C0C0"/>
    </style:style>
    <style:style style:name="T53" style:parent-style-name="Standardnípísmoodstavce" style:family="text">
      <style:text-properties fo:background-color="#C0C0C0"/>
    </style:style>
    <style:style style:name="P54" style:parent-style-name="Bezmezer" style:family="paragraph">
      <style:paragraph-properties fo:margin-left="0.4916in">
        <style:tab-stops/>
      </style:paragraph-properties>
    </style:style>
    <style:style style:name="T55" style:parent-style-name="Standardnípísmoodstavce" style:family="text">
      <style:text-properties fo:background-color="#C0C0C0"/>
    </style:style>
    <style:style style:name="T56" style:parent-style-name="Standardnípísmoodstavce" style:family="text">
      <style:text-properties fo:background-color="#C0C0C0"/>
    </style:style>
    <style:style style:name="T57" style:parent-style-name="Standardnípísmoodstavce" style:family="text">
      <style:text-properties fo:background-color="#C0C0C0"/>
    </style:style>
    <style:style style:name="T58" style:parent-style-name="Standardnípísmoodstavce" style:family="text">
      <style:text-properties fo:background-color="#C0C0C0"/>
    </style:style>
    <style:style style:name="T59" style:parent-style-name="Standardnípísmoodstavce" style:family="text">
      <style:text-properties fo:background-color="#C0C0C0"/>
    </style:style>
    <style:style style:name="T60" style:parent-style-name="Standardnípísmoodstavce" style:family="text">
      <style:text-properties fo:background-color="#C0C0C0"/>
    </style:style>
    <style:style style:name="P61" style:parent-style-name="Bezmezer" style:family="paragraph">
      <style:paragraph-properties fo:margin-left="0.4916in">
        <style:tab-stops/>
      </style:paragraph-properties>
    </style:style>
    <style:style style:name="T62" style:parent-style-name="Standardnípísmoodstavce" style:family="text">
      <style:text-properties fo:background-color="#C0C0C0"/>
    </style:style>
    <style:style style:name="T63" style:parent-style-name="Standardnípísmoodstavce" style:family="text">
      <style:text-properties fo:background-color="#C0C0C0"/>
    </style:style>
    <style:style style:name="T64" style:parent-style-name="Standardnípísmoodstavce" style:family="text">
      <style:text-properties fo:background-color="#C0C0C0"/>
    </style:style>
    <style:style style:name="T65" style:parent-style-name="Standardnípísmoodstavce" style:family="text">
      <style:text-properties fo:background-color="#C0C0C0"/>
    </style:style>
    <style:style style:name="P66" style:parent-style-name="Bezmezer" style:family="paragraph">
      <style:paragraph-properties fo:margin-left="0.4916in">
        <style:tab-stops/>
      </style:paragraph-properties>
    </style:style>
    <style:style style:name="T67" style:parent-style-name="Standardnípísmoodstavce" style:family="text">
      <style:text-properties fo:background-color="#C0C0C0"/>
    </style:style>
    <style:style style:name="T68" style:parent-style-name="Standardnípísmoodstavce" style:family="text">
      <style:text-properties fo:background-color="#C0C0C0"/>
    </style:style>
    <style:style style:name="T69" style:parent-style-name="Standardnípísmoodstavce" style:family="text">
      <style:text-properties fo:background-color="#C0C0C0"/>
    </style:style>
    <style:style style:name="P70" style:parent-style-name="Bezmezer" style:family="paragraph">
      <style:paragraph-properties>
        <style:tab-stops>
          <style:tab-stop style:type="left" style:position="1.7215in"/>
        </style:tab-stops>
      </style:paragraph-properties>
      <style:text-properties fo:font-weight="bold" style:font-weight-asian="bold"/>
    </style:style>
    <style:style style:name="P71" style:parent-style-name="Bezmezer" style:family="paragraph">
      <style:paragraph-properties fo:margin-left="0.4916in">
        <style:tab-stops>
          <style:tab-stop style:type="left" style:position="1.2298in"/>
        </style:tab-stops>
      </style:paragraph-properties>
    </style:style>
    <style:style style:name="P72" style:parent-style-name="Bezmezer" style:family="paragraph">
      <style:paragraph-properties fo:margin-left="0.4916in">
        <style:tab-stops/>
      </style:paragraph-properties>
      <style:text-properties fo:background-color="#C0C0C0"/>
    </style:style>
    <style:style style:name="P73" style:parent-style-name="Bezmezer" style:family="paragraph">
      <style:paragraph-properties fo:margin-left="0.4916in">
        <style:tab-stops/>
      </style:paragraph-properties>
    </style:style>
    <style:style style:name="T74" style:parent-style-name="Standardnípísmoodstavce" style:family="text">
      <style:text-properties fo:background-color="#C0C0C0" style:text-underline-type="single" style:text-underline-style="solid" style:text-underline-width="auto" style:text-underline-mode="continuous"/>
    </style:style>
    <style:style style:name="P75" style:parent-style-name="Bezmezer" style:family="paragraph">
      <style:paragraph-properties fo:margin-left="0.4916in">
        <style:tab-stops/>
      </style:paragraph-properties>
    </style:style>
    <style:style style:name="T76" style:parent-style-name="Standardnípísmoodstavce" style:family="text">
      <style:text-properties fo:background-color="#C0C0C0" fo:language="en" fo:country="US"/>
    </style:style>
    <style:style style:name="T77" style:parent-style-name="Standardnípísmoodstavce" style:family="text">
      <style:text-properties fo:language="en" fo:country="US"/>
    </style:style>
    <style:style style:name="T78" style:parent-style-name="Standardnípísmoodstavce" style:family="text">
      <style:text-properties fo:language="en" fo:country="US"/>
    </style:style>
    <style:style style:name="T79" style:parent-style-name="Standardnípísmoodstavce" style:family="text">
      <style:text-properties fo:language="en" fo:country="US"/>
    </style:style>
    <style:style style:name="P80" style:parent-style-name="Bezmezer" style:family="paragraph">
      <style:paragraph-properties fo:margin-left="0.4916in">
        <style:tab-stops/>
      </style:paragraph-properties>
      <style:text-properties fo:language="en" fo:country="US"/>
    </style:style>
    <style:style style:name="P81" style:parent-style-name="Bezmezer" style:family="paragraph">
      <style:paragraph-properties fo:margin-left="0.4916in">
        <style:tab-stops/>
      </style:paragraph-properties>
    </style:style>
    <style:style style:name="T82" style:parent-style-name="Standardnípísmoodstavce" style:family="text">
      <style:text-properties fo:background-color="#C0C0C0" fo:language="en" fo:country="US"/>
    </style:style>
    <style:style style:name="T83" style:parent-style-name="Standardnípísmoodstavce" style:family="text">
      <style:text-properties fo:language="en" fo:country="US"/>
    </style:style>
    <style:style style:name="T84" style:parent-style-name="Standardnípísmoodstavce" style:family="text">
      <style:text-properties fo:language="en" fo:country="US"/>
    </style:style>
    <style:style style:name="T85" style:parent-style-name="Standardnípísmoodstavce" style:family="text">
      <style:text-properties fo:language="en" fo:country="US"/>
    </style:style>
    <style:style style:name="T86" style:parent-style-name="Standardnípísmoodstavce" style:family="text">
      <style:text-properties fo:language="en" fo:country="US"/>
    </style:style>
    <style:style style:name="T87" style:parent-style-name="Standardnípísmoodstavce" style:family="text">
      <style:text-properties fo:language="en" fo:country="US"/>
    </style:style>
    <style:style style:name="P88" style:parent-style-name="Bezmezer" style:family="paragraph">
      <style:paragraph-properties fo:margin-left="0.4916in">
        <style:tab-stops/>
      </style:paragraph-properties>
    </style:style>
    <style:style style:name="T89" style:parent-style-name="Standardnípísmoodstavce" style:family="text">
      <style:text-properties fo:background-color="#C0C0C0" fo:language="en" fo:country="US"/>
    </style:style>
    <style:style style:name="T90" style:parent-style-name="Standardnípísmoodstavce" style:family="text">
      <style:text-properties fo:language="en" fo:country="US"/>
    </style:style>
    <style:style style:name="P91" style:parent-style-name="Bezmezer" style:family="paragraph">
      <style:paragraph-properties fo:margin-left="0.4916in">
        <style:tab-stops/>
      </style:paragraph-properties>
    </style:style>
    <style:style style:name="T92" style:parent-style-name="Standardnípísmoodstavce" style:family="text">
      <style:text-properties fo:background-color="#C0C0C0" fo:language="en" fo:country="US"/>
    </style:style>
    <style:style style:name="T93" style:parent-style-name="Standardnípísmoodstavce" style:family="text">
      <style:text-properties fo:language="en" fo:country="US"/>
    </style:style>
    <style:style style:name="P94" style:parent-style-name="Bezmezer" style:family="paragraph">
      <style:paragraph-properties fo:margin-left="0.4916in">
        <style:tab-stops/>
      </style:paragraph-properties>
    </style:style>
    <style:style style:name="T95" style:parent-style-name="Standardnípísmoodstavce" style:family="text">
      <style:text-properties fo:background-color="#C0C0C0" fo:language="en" fo:country="US"/>
    </style:style>
    <style:style style:name="T96" style:parent-style-name="Standardnípísmoodstavce" style:family="text">
      <style:text-properties fo:language="en" fo:country="US"/>
    </style:style>
    <style:style style:name="P97" style:parent-style-name="Bezmezer" style:family="paragraph">
      <style:paragraph-properties fo:margin-left="0.4916in">
        <style:tab-stops/>
      </style:paragraph-properties>
    </style:style>
    <style:style style:name="P98" style:parent-style-name="Bezmezer" style:family="paragraph">
      <style:paragraph-properties fo:margin-left="0.4916in">
        <style:tab-stops/>
      </style:paragraph-properties>
    </style:style>
    <style:style style:name="T99" style:parent-style-name="Standardnípísmoodstavce" style:family="text">
      <style:text-properties fo:background-color="#C0C0C0"/>
    </style:style>
    <style:style style:name="P100" style:parent-style-name="Bezmezer" style:family="paragraph">
      <style:paragraph-properties fo:margin-left="0.4916in">
        <style:tab-stops/>
      </style:paragraph-properties>
    </style:style>
    <style:style style:name="T101" style:parent-style-name="Standardnípísmoodstavce" style:family="text">
      <style:text-properties fo:background-color="#C0C0C0"/>
    </style:style>
    <style:style style:name="P102" style:parent-style-name="Bezmezer" style:family="paragraph">
      <style:paragraph-properties fo:margin-left="0.4916in">
        <style:tab-stops/>
      </style:paragraph-properties>
    </style:style>
    <style:style style:name="T103" style:parent-style-name="Standardnípísmoodstavce" style:family="text">
      <style:text-properties fo:background-color="#C0C0C0"/>
    </style:style>
    <style:style style:name="T104" style:parent-style-name="Standardnípísmoodstavce" style:family="text">
      <style:text-properties fo:background-color="#C0C0C0"/>
    </style:style>
    <style:style style:name="T105" style:parent-style-name="Standardnípísmoodstavce" style:family="text">
      <style:text-properties fo:background-color="#C0C0C0"/>
    </style:style>
    <style:style style:name="P106" style:parent-style-name="Bezmezer" style:family="paragraph">
      <style:paragraph-properties fo:margin-left="0.4916in">
        <style:tab-stops/>
      </style:paragraph-properties>
    </style:style>
    <style:style style:name="T107" style:parent-style-name="Standardnípísmoodstavce" style:family="text">
      <style:text-properties fo:background-color="#C0C0C0"/>
    </style:style>
    <style:style style:name="P108" style:parent-style-name="Bezmezer" style:family="paragraph">
      <style:paragraph-properties fo:margin-left="0.4916in">
        <style:tab-stops/>
      </style:paragraph-properties>
    </style:style>
    <style:style style:name="P109" style:parent-style-name="Bezmezer" style:family="paragraph">
      <style:paragraph-properties fo:margin-left="0.4916in">
        <style:tab-stops/>
      </style:paragraph-properties>
    </style:style>
    <style:style style:name="T110" style:parent-style-name="Standardnípísmoodstavce" style:family="text">
      <style:text-properties fo:background-color="#C0C0C0" style:text-underline-type="single" style:text-underline-style="solid" style:text-underline-width="auto" style:text-underline-mode="continuous"/>
    </style:style>
    <style:style style:name="P111" style:parent-style-name="Bezmezer" style:family="paragraph">
      <style:paragraph-properties fo:margin-left="0.4916in">
        <style:tab-stops/>
      </style:paragraph-properties>
    </style:style>
    <style:style style:name="P112" style:parent-style-name="Bezmezer" style:family="paragraph">
      <style:paragraph-properties fo:margin-left="0.4916in">
        <style:tab-stops/>
      </style:paragraph-properties>
    </style:style>
    <style:style style:name="P113" style:parent-style-name="Bezmezer" style:family="paragraph">
      <style:paragraph-properties fo:margin-left="0.4916in">
        <style:tab-stops/>
      </style:paragraph-properties>
    </style:style>
    <style:style style:name="T114" style:parent-style-name="Standardnípísmoodstavce" style:family="text">
      <style:text-properties fo:background-color="#C0C0C0"/>
    </style:style>
    <style:style style:name="P115" style:parent-style-name="Bezmezer" style:family="paragraph">
      <style:paragraph-properties fo:margin-left="0.4916in">
        <style:tab-stops/>
      </style:paragraph-properties>
    </style:style>
    <style:style style:name="T116" style:parent-style-name="Standardnípísmoodstavce" style:family="text">
      <style:text-properties fo:background-color="#C0C0C0"/>
    </style:style>
    <style:style style:name="P117" style:parent-style-name="Bezmezer" style:family="paragraph">
      <style:paragraph-properties fo:margin-left="0.4916in">
        <style:tab-stops/>
      </style:paragraph-properties>
    </style:style>
    <style:style style:name="T118" style:parent-style-name="Standardnípísmoodstavce" style:family="text">
      <style:text-properties fo:background-color="#C0C0C0"/>
    </style:style>
    <style:style style:name="P119" style:parent-style-name="Bezmezer" style:family="paragraph">
      <style:paragraph-properties fo:margin-left="0.4916in">
        <style:tab-stops/>
      </style:paragraph-properties>
    </style:style>
    <style:style style:name="T120" style:parent-style-name="Standardnípísmoodstavce" style:family="text">
      <style:text-properties fo:background-color="#C0C0C0"/>
    </style:style>
    <style:style style:name="P121" style:parent-style-name="Bezmezer" style:family="paragraph">
      <style:paragraph-properties fo:margin-left="0.4916in">
        <style:tab-stops/>
      </style:paragraph-properties>
    </style:style>
    <style:style style:name="T122" style:parent-style-name="Standardnípísmoodstavce" style:family="text">
      <style:text-properties fo:background-color="#C0C0C0"/>
    </style:style>
    <style:style style:name="P123" style:parent-style-name="Bezmezer" style:family="paragraph">
      <style:paragraph-properties fo:margin-left="0.4916in">
        <style:tab-stops/>
      </style:paragraph-properties>
    </style:style>
    <style:style style:name="T124" style:parent-style-name="Standardnípísmoodstavce" style:family="text">
      <style:text-properties fo:background-color="#C0C0C0"/>
    </style:style>
    <style:style style:name="P125" style:parent-style-name="Bezmezer" style:family="paragraph">
      <style:paragraph-properties fo:margin-left="0.4916in">
        <style:tab-stops/>
      </style:paragraph-properties>
    </style:style>
    <style:style style:name="T126" style:parent-style-name="Standardnípísmoodstavce" style:family="text">
      <style:text-properties fo:background-color="#C0C0C0"/>
    </style:style>
    <style:style style:name="P127" style:parent-style-name="Bezmezer" style:family="paragraph">
      <style:paragraph-properties fo:margin-left="0.4916in">
        <style:tab-stops/>
      </style:paragraph-properties>
    </style:style>
    <style:style style:name="T128" style:parent-style-name="Standardnípísmoodstavce" style:family="text">
      <style:text-properties fo:background-color="#C0C0C0"/>
    </style:style>
    <style:style style:name="P129" style:parent-style-name="Bezmezer" style:family="paragraph">
      <style:text-properties fo:font-weight="bold" style:font-weight-asian="bold"/>
    </style:style>
    <style:style style:name="P130" style:parent-style-name="Bezmezer" style:family="paragraph">
      <style:paragraph-properties fo:margin-left="0.4916in">
        <style:tab-stops/>
      </style:paragraph-properties>
      <style:text-properties fo:font-weight="bold" style:font-weight-asian="bold"/>
    </style:style>
    <style:style style:name="P131" style:parent-style-name="Bezmezer" style:family="paragraph">
      <style:paragraph-properties fo:margin-left="0.4916in">
        <style:tab-stops/>
      </style:paragraph-properties>
    </style:style>
    <style:style style:name="P132" style:parent-style-name="Bezmezer" style:family="paragraph">
      <style:paragraph-properties fo:margin-left="0.4916in">
        <style:tab-stops/>
      </style:paragraph-properties>
    </style:style>
    <style:style style:name="P133" style:parent-style-name="Bezmezer" style:family="paragraph">
      <style:paragraph-properties fo:margin-left="0.4916in">
        <style:tab-stops/>
      </style:paragraph-properties>
    </style:style>
    <style:style style:name="T134" style:parent-style-name="Standardnípísmoodstavce" style:family="text">
      <style:text-properties fo:background-color="#C0C0C0"/>
    </style:style>
    <style:style style:name="P135" style:parent-style-name="Bezmezer" style:family="paragraph">
      <style:paragraph-properties fo:margin-left="0.4916in">
        <style:tab-stops/>
      </style:paragraph-properties>
    </style:style>
    <style:style style:name="T136" style:parent-style-name="Standardnípísmoodstavce" style:family="text">
      <style:text-properties fo:background-color="#C0C0C0"/>
    </style:style>
    <style:style style:name="P137" style:parent-style-name="Bezmezer" style:family="paragraph">
      <style:paragraph-properties fo:margin-left="0.4916in">
        <style:tab-stops/>
      </style:paragraph-properties>
    </style:style>
    <style:style style:name="T138" style:parent-style-name="Standardnípísmoodstavce" style:family="text">
      <style:text-properties fo:background-color="#C0C0C0"/>
    </style:style>
    <style:style style:name="P139" style:parent-style-name="Bezmezer" style:family="paragraph">
      <style:paragraph-properties fo:margin-left="0.4916in">
        <style:tab-stops/>
      </style:paragraph-properties>
    </style:style>
    <style:style style:name="P140" style:parent-style-name="Bezmezer" style:family="paragraph">
      <style:paragraph-properties fo:margin-left="0.4916in">
        <style:tab-stops/>
      </style:paragraph-properties>
      <style:text-properties fo:font-weight="bold" style:font-weight-asian="bold"/>
    </style:style>
    <style:style style:name="P141" style:parent-style-name="Bezmezer" style:family="paragraph">
      <style:paragraph-properties fo:margin-left="0.4916in">
        <style:tab-stops/>
      </style:paragraph-properties>
    </style:style>
    <style:style style:name="T142" style:parent-style-name="Standardnípísmoodstavce" style:family="text">
      <style:text-properties fo:background-color="#C0C0C0"/>
    </style:style>
    <style:style style:name="P143" style:parent-style-name="Bezmezer" style:family="paragraph">
      <style:text-properties fo:font-weight="bold" style:font-weight-asian="bold"/>
    </style:style>
    <style:style style:name="P144" style:parent-style-name="Bezmezer" style:family="paragraph">
      <style:paragraph-properties fo:text-indent="0.4916in"/>
    </style:style>
    <style:style style:name="T145" style:parent-style-name="Standardnípísmoodstavce" style:family="text">
      <style:text-properties fo:background-color="#C0C0C0"/>
    </style:style>
    <style:style style:name="T146" style:parent-style-name="Standardnípísmoodstavce"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47" style:parent-style-name="Standardnípísmoodstavce"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48" style:parent-style-name="Standardnípísmoodstavce"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49" style:parent-style-name="Standardnípísmoodstavc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150" style:parent-style-name="Bezmezer" style:family="paragraph">
      <style:paragraph-properties fo:margin-left="0.4916in">
        <style:tab-stops/>
      </style:paragraph-properties>
    </style:style>
    <style:style style:name="P151" style:parent-style-name="Bezmezer" style:family="paragraph">
      <style:paragraph-properties fo:margin-left="0.4916in">
        <style:tab-stops/>
      </style:paragraph-properties>
    </style:style>
    <style:style style:name="P152" style:parent-style-name="Bezmezer" style:family="paragraph">
      <style:paragraph-properties fo:margin-left="0.4916in">
        <style:tab-stops/>
      </style:paragraph-properties>
    </style:style>
    <style:style style:name="P153" style:parent-style-name="Bezmezer" style:family="paragraph">
      <style:paragraph-properties fo:margin-left="0.4916in">
        <style:tab-stops/>
      </style:paragraph-properties>
    </style:style>
    <style:style style:name="P154" style:parent-style-name="Bezmezer" style:family="paragraph">
      <style:paragraph-properties fo:margin-left="0.4916in">
        <style:tab-stops/>
      </style:paragraph-properties>
    </style:style>
    <style:style style:name="P155" style:parent-style-name="Bezmezer" style:family="paragraph">
      <style:paragraph-properties fo:margin-left="0.4916in">
        <style:tab-stops/>
      </style:paragraph-properties>
    </style:style>
    <style:style style:name="P156" style:parent-style-name="Bezmezer" style:family="paragraph">
      <style:text-properties fo:font-weight="bold" style:font-weight-asian="bold"/>
    </style:style>
    <style:style style:name="P157" style:parent-style-name="Bezmezer" style:family="paragraph">
      <style:paragraph-properties fo:margin-left="0.4916in">
        <style:tab-stops/>
      </style:paragraph-properties>
    </style:style>
    <style:style style:name="P158" style:parent-style-name="Bezmezer" style:family="paragraph">
      <style:paragraph-properties fo:margin-left="0.4916in">
        <style:tab-stops/>
      </style:paragraph-properties>
    </style:style>
    <style:style style:name="P159" style:parent-style-name="Bezmezer" style:family="paragraph">
      <style:paragraph-properties fo:margin-left="0.4916in">
        <style:tab-stops/>
      </style:paragraph-properties>
    </style:style>
    <style:style style:name="T160" style:parent-style-name="Standardnípísmoodstavce" style:family="text">
      <style:text-properties fo:background-color="#C0C0C0"/>
    </style:style>
    <style:style style:name="P161" style:parent-style-name="Bezmezer" style:family="paragraph">
      <style:paragraph-properties fo:margin-left="0.4916in">
        <style:tab-stops/>
      </style:paragraph-properties>
    </style:style>
    <style:style style:name="T162" style:parent-style-name="Standardnípísmoodstavce" style:family="text">
      <style:text-properties fo:background-color="#C0C0C0"/>
    </style:style>
    <style:style style:name="P163" style:parent-style-name="Bezmezer" style:family="paragraph">
      <style:paragraph-properties fo:margin-left="0.4916in">
        <style:tab-stops/>
      </style:paragraph-properties>
    </style:style>
    <style:style style:name="T164" style:parent-style-name="Standardnípísmoodstavce" style:family="text">
      <style:text-properties fo:background-color="#C0C0C0"/>
    </style:style>
    <style:style style:name="P165" style:parent-style-name="Bezmezer" style:family="paragraph">
      <style:paragraph-properties fo:margin-left="0.4916in">
        <style:tab-stops/>
      </style:paragraph-properties>
    </style:style>
    <style:style style:name="P166" style:parent-style-name="Bezmezer" style:family="paragraph">
      <style:paragraph-properties fo:margin-left="0.4916in">
        <style:tab-stops/>
      </style:paragraph-properties>
    </style:style>
    <style:style style:name="P167" style:parent-style-name="Bezmezer" style:family="paragraph">
      <style:paragraph-properties fo:margin-left="0.4916in">
        <style:tab-stops/>
      </style:paragraph-properties>
    </style:style>
    <style:style style:name="T168" style:parent-style-name="Standardnípísmoodstavce" style:family="text">
      <style:text-properties fo:background-color="#C0C0C0"/>
    </style:style>
    <style:style style:name="P169" style:parent-style-name="Bezmezer" style:family="paragraph">
      <style:paragraph-properties fo:margin-left="0.4916in">
        <style:tab-stops/>
      </style:paragraph-properties>
    </style:style>
    <style:style style:name="T170" style:parent-style-name="Standardnípísmoodstavce" style:family="text">
      <style:text-properties fo:background-color="#C0C0C0"/>
    </style:style>
    <style:style style:name="P171" style:parent-style-name="Bezmezer" style:family="paragraph">
      <style:paragraph-properties fo:margin-left="0.4916in">
        <style:tab-stops/>
      </style:paragraph-properties>
    </style:style>
    <style:style style:name="T172" style:parent-style-name="Standardnípísmoodstavce" style:family="text">
      <style:text-properties fo:background-color="#C0C0C0"/>
    </style:style>
    <style:style style:name="P173" style:parent-style-name="Bezmezer" style:family="paragraph">
      <style:paragraph-properties fo:margin-left="0.4916in">
        <style:tab-stops/>
      </style:paragraph-properties>
    </style:style>
    <style:style style:name="T174" style:parent-style-name="Standardnípísmoodstavce" style:family="text">
      <style:text-properties fo:background-color="#C0C0C0"/>
    </style:style>
    <style:style style:name="P175" style:parent-style-name="Bezmezer" style:family="paragraph">
      <style:paragraph-properties fo:margin-left="0.4916in">
        <style:tab-stops/>
      </style:paragraph-properties>
    </style:style>
    <style:style style:name="T176" style:parent-style-name="Standardnípísmoodstavce" style:family="text">
      <style:text-properties fo:background-color="#C0C0C0"/>
    </style:style>
    <style:style style:name="P177" style:parent-style-name="Bezmezer" style:family="paragraph">
      <style:paragraph-properties fo:margin-left="0.4916in">
        <style:tab-stops/>
      </style:paragraph-properties>
    </style:style>
    <style:style style:name="T178" style:parent-style-name="Standardnípísmoodstavce" style:family="text">
      <style:text-properties fo:font-weight="bold" style:font-weight-asian="bold"/>
    </style:style>
    <style:style style:name="P179" style:parent-style-name="Bezmezer" style:family="paragraph">
      <style:paragraph-properties fo:margin-left="0.4916in">
        <style:tab-stops/>
      </style:paragraph-properties>
    </style:style>
    <style:style style:name="P180" style:parent-style-name="Bezmezer" style:family="paragraph">
      <style:paragraph-properties fo:margin-left="0.4916in">
        <style:tab-stops/>
      </style:paragraph-properties>
    </style:style>
    <style:style style:name="P181" style:parent-style-name="Bezmezer" style:family="paragraph">
      <style:paragraph-properties fo:margin-left="0.4916in">
        <style:tab-stops/>
      </style:paragraph-properties>
    </style:style>
    <style:style style:name="P182" style:parent-style-name="Bezmezer" style:family="paragraph">
      <style:paragraph-properties fo:margin-left="0.4916in">
        <style:tab-stops/>
      </style:paragraph-properties>
    </style:style>
    <style:style style:name="P183" style:parent-style-name="Bezmezer" style:family="paragraph">
      <style:paragraph-properties fo:margin-left="0.4916in">
        <style:tab-stops/>
      </style:paragraph-properties>
    </style:style>
    <style:style style:name="P184" style:parent-style-name="Bezmezer" style:family="paragraph">
      <style:paragraph-properties fo:margin-left="0.4916in">
        <style:tab-stops/>
      </style:paragraph-properties>
    </style:style>
    <style:style style:name="P185" style:parent-style-name="Bezmezer" style:family="paragraph">
      <style:paragraph-properties fo:margin-left="0.4916in">
        <style:tab-stops/>
      </style:paragraph-properties>
    </style:style>
    <style:style style:name="P186" style:parent-style-name="Bezmezer" style:family="paragraph">
      <style:paragraph-properties fo:margin-left="0.4916in">
        <style:tab-stops/>
      </style:paragraph-properties>
    </style:style>
    <style:style style:name="P187" style:parent-style-name="Bezmezer" style:family="paragraph">
      <style:paragraph-properties fo:margin-left="0.4916in">
        <style:tab-stops/>
      </style:paragraph-properties>
    </style:style>
    <style:style style:name="T188" style:parent-style-name="Standardnípísmoodstavce" style:family="text">
      <style:text-properties fo:background-color="#C0C0C0"/>
    </style:style>
    <style:style style:name="P189" style:parent-style-name="Bezmezer" style:family="paragraph">
      <style:paragraph-properties fo:margin-left="0.4916in">
        <style:tab-stops/>
      </style:paragraph-properties>
    </style:style>
    <style:style style:name="T190" style:parent-style-name="Standardnípísmoodstavce" style:family="text">
      <style:text-properties fo:background-color="#C0C0C0"/>
    </style:style>
    <style:style style:name="P191" style:parent-style-name="Bezmezer" style:family="paragraph">
      <style:paragraph-properties fo:margin-left="0.4916in">
        <style:tab-stops/>
      </style:paragraph-properties>
    </style:style>
    <style:style style:name="T192" style:parent-style-name="Standardnípísmoodstavce" style:family="text">
      <style:text-properties fo:background-color="#C0C0C0"/>
    </style:style>
    <style:style style:name="P193" style:parent-style-name="Bezmezer" style:family="paragraph">
      <style:paragraph-properties fo:margin-left="0.4916in">
        <style:tab-stops/>
      </style:paragraph-properties>
    </style:style>
    <style:style style:name="T194" style:parent-style-name="Standardnípísmoodstavce" style:family="text">
      <style:text-properties fo:background-color="#C0C0C0"/>
    </style:style>
    <style:style style:name="P195" style:parent-style-name="Bezmezer" style:family="paragraph">
      <style:paragraph-properties fo:margin-left="1.9666in" fo:text-indent="-1.475in">
        <style:tab-stops/>
      </style:paragraph-properties>
    </style:style>
    <style:style style:name="T196" style:parent-style-name="Standardnípísmoodstavce" style:family="text">
      <style:text-properties fo:background-color="#C0C0C0"/>
    </style:style>
    <style:style style:name="T197" style:parent-style-name="Standardnípísmoodstavce" style:family="text">
      <style:text-properties fo:background-color="#C0C0C0"/>
    </style:style>
    <style:style style:name="T198" style:parent-style-name="Standardnípísmoodstavce" style:family="text">
      <style:text-properties fo:background-color="#C0C0C0"/>
    </style:style>
    <style:style style:name="P199" style:parent-style-name="Bezmezer" style:family="paragraph">
      <style:paragraph-properties fo:margin-left="2.4583in" fo:text-indent="-0.4916in">
        <style:tab-stops/>
      </style:paragraph-properties>
    </style:style>
    <style:style style:name="P200" style:parent-style-name="Bezmezer" style:family="paragraph">
      <style:paragraph-properties fo:margin-left="0.4916in">
        <style:tab-stops/>
      </style:paragraph-properties>
    </style:style>
    <style:style style:name="T201" style:parent-style-name="Standardnípísmoodstavce" style:family="text">
      <style:text-properties fo:background-color="#C0C0C0"/>
    </style:style>
    <style:style style:name="P202" style:parent-style-name="Bezmezer" style:family="paragraph">
      <style:paragraph-properties fo:margin-left="0.4916in">
        <style:tab-stops/>
      </style:paragraph-properties>
    </style:style>
    <style:style style:name="P203" style:parent-style-name="Bezmezer" style:family="paragraph">
      <style:paragraph-properties fo:margin-left="0.4916in">
        <style:tab-stops/>
      </style:paragraph-properties>
    </style:style>
    <style:style style:name="T204" style:parent-style-name="Standardnípísmoodstavce" style:family="text">
      <style:text-properties fo:background-color="#C0C0C0"/>
    </style:style>
    <style:style style:name="P205" style:parent-style-name="Bezmezer" style:family="paragraph">
      <style:paragraph-properties fo:margin-left="0.4916in">
        <style:tab-stops/>
      </style:paragraph-properties>
    </style:style>
    <style:style style:name="P206" style:parent-style-name="Bezmezer" style:family="paragraph">
      <style:paragraph-properties fo:margin-left="0.4916in">
        <style:tab-stops/>
      </style:paragraph-properties>
    </style:style>
    <style:style style:name="T207" style:parent-style-name="Standardnípísmoodstavce" style:family="text">
      <style:text-properties fo:background-color="#C0C0C0"/>
    </style:style>
    <style:style style:name="P208" style:parent-style-name="Bezmezer" style:family="paragraph">
      <style:paragraph-properties fo:margin-left="0.4916in">
        <style:tab-stops/>
      </style:paragraph-properties>
    </style:style>
    <style:style style:name="P209" style:parent-style-name="Bezmezer" style:family="paragraph">
      <style:paragraph-properties fo:margin-left="0.4916in">
        <style:tab-stops/>
      </style:paragraph-properties>
    </style:style>
    <style:style style:name="T210" style:parent-style-name="Standardnípísmoodstavce" style:family="text">
      <style:text-properties fo:background-color="#C0C0C0"/>
    </style:style>
    <style:style style:name="P211" style:parent-style-name="Bezmezer" style:family="paragraph">
      <style:paragraph-properties fo:margin-left="0.4916in">
        <style:tab-stops/>
      </style:paragraph-properties>
    </style:style>
    <style:style style:name="P212" style:parent-style-name="Bezmezer" style:family="paragraph">
      <style:paragraph-properties fo:margin-left="0.4916in">
        <style:tab-stops/>
      </style:paragraph-properties>
    </style:style>
    <style:style style:name="P213" style:parent-style-name="Bezmezer" style:family="paragraph">
      <style:text-properties fo:font-weight="bold" style:font-weight-asian="bold"/>
    </style:style>
    <style:style style:name="P214" style:parent-style-name="Bezmezer" style:family="paragraph">
      <style:paragraph-properties fo:margin-left="0.4916in">
        <style:tab-stops/>
      </style:paragraph-properties>
    </style:style>
    <style:style style:name="P215" style:parent-style-name="Bezmezer" style:family="paragraph">
      <style:paragraph-properties fo:margin-left="0.4916in">
        <style:tab-stops/>
      </style:paragraph-properties>
    </style:style>
    <style:style style:name="P216" style:parent-style-name="Bezmezer" style:family="paragraph">
      <style:paragraph-properties fo:margin-left="0.4916in">
        <style:tab-stops/>
      </style:paragraph-properties>
    </style:style>
    <style:style style:name="T217" style:parent-style-name="Standardnípísmoodstavce" style:family="text">
      <style:text-properties fo:font-weight="bold" style:font-weight-asian="bold"/>
    </style:style>
    <style:style style:name="P218" style:parent-style-name="Bezmezer" style:family="paragraph">
      <style:paragraph-properties fo:margin-left="0.4916in">
        <style:tab-stops/>
      </style:paragraph-properties>
    </style:style>
    <style:style style:name="P219" style:parent-style-name="Bezmezer" style:family="paragraph">
      <style:paragraph-properties fo:margin-left="0.4916in">
        <style:tab-stops/>
      </style:paragraph-properties>
      <style:text-properties fo:background-color="#C0C0C0"/>
    </style:style>
    <style:style style:name="P220" style:parent-style-name="Bezmezer" style:family="paragraph">
      <style:paragraph-properties fo:margin-left="0.4916in">
        <style:tab-stops/>
      </style:paragraph-properties>
      <style:text-properties fo:background-color="#C0C0C0"/>
    </style:style>
    <style:style style:name="P221" style:parent-style-name="Bezmezer" style:family="paragraph">
      <style:paragraph-properties fo:margin-left="0.4916in">
        <style:tab-stops/>
      </style:paragraph-properties>
      <style:text-properties fo:background-color="#C0C0C0"/>
    </style:style>
    <style:style style:name="P222" style:parent-style-name="Bezmezer" style:family="paragraph">
      <style:paragraph-properties fo:margin-left="0.4916in">
        <style:tab-stops/>
      </style:paragraph-properties>
      <style:text-properties fo:background-color="#C0C0C0"/>
    </style:style>
    <style:style style:name="P223" style:parent-style-name="Bezmezer" style:family="paragraph">
      <style:paragraph-properties fo:margin-left="0.4916in">
        <style:tab-stops/>
      </style:paragraph-properties>
      <style:text-properties fo:background-color="#C0C0C0"/>
    </style:style>
    <style:style style:name="P224" style:parent-style-name="Bezmezer" style:family="paragraph">
      <style:paragraph-properties fo:margin-left="0.4916in">
        <style:tab-stops/>
      </style:paragraph-properties>
      <style:text-properties fo:background-color="#C0C0C0"/>
    </style:style>
    <style:style style:name="P225" style:parent-style-name="Bezmezer" style:family="paragraph">
      <style:paragraph-properties fo:margin-left="0.4916in">
        <style:tab-stops/>
      </style:paragraph-properties>
      <style:text-properties fo:background-color="#C0C0C0"/>
    </style:style>
    <style:style style:name="P226" style:parent-style-name="Bezmezer" style:family="paragraph">
      <style:paragraph-properties fo:margin-left="0.4916in">
        <style:tab-stops/>
      </style:paragraph-properties>
      <style:text-properties fo:background-color="#C0C0C0"/>
    </style:style>
    <style:style style:name="P227" style:parent-style-name="Bezmezer" style:family="paragraph">
      <style:paragraph-properties fo:margin-left="0.4916in">
        <style:tab-stops/>
      </style:paragraph-properties>
    </style:style>
    <style:style style:name="T228" style:parent-style-name="Standardnípísmoodstavce" style:family="text">
      <style:text-properties fo:background-color="#C0C0C0"/>
    </style:style>
    <style:style style:name="P229" style:parent-style-name="Bezmezer" style:family="paragraph">
      <style:paragraph-properties fo:margin-left="0.4916in">
        <style:tab-stops/>
      </style:paragraph-properties>
    </style:style>
    <style:style style:name="T230" style:parent-style-name="Standardnípísmoodstavce" style:family="text">
      <style:text-properties fo:font-weight="bold" style:font-weight-asian="bold"/>
    </style:style>
    <style:style style:name="P231" style:parent-style-name="Bezmezer" style:family="paragraph">
      <style:paragraph-properties fo:margin-left="0.4916in">
        <style:tab-stops/>
      </style:paragraph-properties>
    </style:style>
    <style:style style:name="P232" style:parent-style-name="Bezmezer" style:family="paragraph">
      <style:paragraph-properties fo:margin-left="0.4916in">
        <style:tab-stops/>
      </style:paragraph-properties>
    </style:style>
    <style:style style:name="P233" style:parent-style-name="Bezmezer" style:family="paragraph">
      <style:paragraph-properties fo:margin-left="0.4916in">
        <style:tab-stops/>
      </style:paragraph-properties>
    </style:style>
    <style:style style:name="T234" style:parent-style-name="Standardnípísmoodstavce" style:family="text">
      <style:text-properties fo:font-weight="bold" style:font-weight-asian="bold"/>
    </style:style>
    <style:style style:name="P235" style:parent-style-name="Bezmezer" style:family="paragraph">
      <style:paragraph-properties fo:margin-left="0.4916in">
        <style:tab-stops/>
      </style:paragraph-properties>
    </style:style>
    <style:style style:name="T236" style:parent-style-name="Standardnípísmoodstavce" style:family="text">
      <style:text-properties fo:background-color="#C0C0C0"/>
    </style:style>
    <style:style style:name="P237" style:parent-style-name="Bezmezer" style:family="paragraph">
      <style:paragraph-properties fo:margin-left="0.4916in">
        <style:tab-stops/>
      </style:paragraph-properties>
    </style:style>
    <style:style style:name="P238" style:parent-style-name="Bezmezer" style:family="paragraph">
      <style:paragraph-properties fo:margin-left="0.4916in">
        <style:tab-stops/>
      </style:paragraph-properties>
    </style:style>
    <style:style style:name="P239" style:parent-style-name="Bezmezer" style:family="paragraph">
      <style:paragraph-properties fo:margin-left="0.4916in">
        <style:tab-stops/>
      </style:paragraph-properties>
      <style:text-properties fo:background-color="#C0C0C0"/>
    </style:style>
    <style:style style:name="P240" style:parent-style-name="Bezmezer" style:family="paragraph">
      <style:paragraph-properties fo:margin-left="0.4916in">
        <style:tab-stops/>
      </style:paragraph-properties>
      <style:text-properties fo:background-color="#C0C0C0"/>
    </style:style>
    <style:style style:name="P241" style:parent-style-name="Bezmezer" style:family="paragraph">
      <style:paragraph-properties fo:margin-left="0.4916in">
        <style:tab-stops/>
      </style:paragraph-properties>
      <style:text-properties fo:background-color="#C0C0C0"/>
    </style:style>
    <style:style style:name="P242" style:parent-style-name="Bezmezer" style:family="paragraph">
      <style:paragraph-properties fo:margin-left="0.4916in">
        <style:tab-stops/>
      </style:paragraph-properties>
      <style:text-properties fo:background-color="#C0C0C0"/>
    </style:style>
    <style:style style:name="P243" style:parent-style-name="Bezmezer" style:family="paragraph">
      <style:paragraph-properties fo:margin-left="0.4916in">
        <style:tab-stops/>
      </style:paragraph-properties>
    </style:style>
    <style:style style:name="T244" style:parent-style-name="Standardnípísmoodstavce" style:family="text">
      <style:text-properties fo:background-color="#C0C0C0"/>
    </style:style>
    <style:style style:name="P245" style:parent-style-name="Bezmezer" style:family="paragraph">
      <style:paragraph-properties fo:margin-left="0.4916in">
        <style:tab-stops/>
      </style:paragraph-properties>
    </style:style>
    <style:style style:name="P246" style:parent-style-name="Bezmezer" style:family="paragraph">
      <style:paragraph-properties fo:margin-left="0.4916in">
        <style:tab-stops/>
      </style:paragraph-properties>
    </style:style>
    <style:style style:name="P247" style:parent-style-name="Bezmezer" style:family="paragraph">
      <style:paragraph-properties fo:margin-left="0.4916in">
        <style:tab-stops/>
      </style:paragraph-properties>
    </style:style>
    <style:style style:name="P248" style:parent-style-name="Bezmezer" style:family="paragraph">
      <style:paragraph-properties fo:margin-left="0.4916in">
        <style:tab-stops/>
      </style:paragraph-properties>
    </style:style>
    <style:style style:name="P249" style:parent-style-name="Bezmezer" style:family="paragraph">
      <style:paragraph-properties fo:margin-left="0.4916in">
        <style:tab-stops/>
      </style:paragraph-properties>
    </style:style>
    <style:style style:name="P250" style:parent-style-name="Bezmezer" style:family="paragraph">
      <style:paragraph-properties fo:margin-left="0.4916in">
        <style:tab-stops/>
      </style:paragraph-properties>
      <style:text-properties fo:font-weight="bold" style:font-weight-asian="bold"/>
    </style:style>
    <style:style style:name="P251" style:parent-style-name="Bezmezer" style:family="paragraph">
      <style:paragraph-properties fo:margin-left="0.4916in">
        <style:tab-stops/>
      </style:paragraph-properties>
    </style:style>
    <style:style style:name="P252" style:parent-style-name="Bezmezer" style:family="paragraph">
      <style:paragraph-properties fo:margin-left="0.4916in">
        <style:tab-stops/>
      </style:paragraph-properties>
    </style:style>
    <style:style style:name="P253" style:parent-style-name="Bezmezer" style:family="paragraph">
      <style:paragraph-properties fo:margin-left="0.4916in">
        <style:tab-stops/>
      </style:paragraph-properties>
    </style:style>
    <style:style style:name="P254" style:parent-style-name="Bezmezer" style:family="paragraph">
      <style:paragraph-properties fo:margin-left="0.4916in">
        <style:tab-stops/>
      </style:paragraph-properties>
    </style:style>
    <style:style style:name="P255" style:parent-style-name="Bezmezer" style:family="paragraph">
      <style:paragraph-properties fo:margin-left="0.4916in">
        <style:tab-stops/>
      </style:paragraph-properties>
    </style:style>
    <style:style style:name="P256" style:parent-style-name="Bezmezer" style:family="paragraph">
      <style:paragraph-properties fo:margin-left="0.4916in">
        <style:tab-stops/>
      </style:paragraph-properties>
    </style:style>
    <style:style style:name="P257" style:parent-style-name="Bezmezer" style:family="paragraph">
      <style:paragraph-properties fo:margin-left="0.4916in">
        <style:tab-stops/>
      </style:paragraph-properties>
    </style:style>
    <style:style style:name="P258" style:parent-style-name="Bezmezer" style:family="paragraph">
      <style:paragraph-properties fo:margin-left="0.4916in">
        <style:tab-stops/>
      </style:paragraph-properties>
    </style:style>
    <style:style style:name="P259" style:parent-style-name="Bezmezer" style:family="paragraph">
      <style:paragraph-properties fo:margin-left="0.4916in">
        <style:tab-stops/>
      </style:paragraph-properties>
      <style:text-properties fo:font-weight="bold" style:font-weight-asian="bold"/>
    </style:style>
    <style:style style:name="P260" style:parent-style-name="Bezmezer" style:family="paragraph">
      <style:paragraph-properties fo:margin-left="0.4916in">
        <style:tab-stops/>
      </style:paragraph-properties>
    </style:style>
    <style:style style:name="P261" style:parent-style-name="Bezmezer" style:family="paragraph">
      <style:paragraph-properties fo:margin-left="0.4916in">
        <style:tab-stops/>
      </style:paragraph-properties>
    </style:style>
    <style:style style:name="T262" style:parent-style-name="Standardnípísmoodstavce" style:family="text">
      <style:text-properties fo:background-color="#C0C0C0"/>
    </style:style>
    <style:style style:name="P263" style:parent-style-name="Bezmezer" style:family="paragraph">
      <style:paragraph-properties fo:margin-left="0.4916in">
        <style:tab-stops/>
      </style:paragraph-properties>
    </style:style>
    <style:style style:name="T264" style:parent-style-name="Standardnípísmoodstavce" style:family="text">
      <style:text-properties fo:background-color="#C0C0C0"/>
    </style:style>
    <style:style style:name="P265" style:parent-style-name="Bezmezer" style:family="paragraph">
      <style:text-properties fo:font-weight="bold" style:font-weight-asian="bold"/>
    </style:style>
    <style:style style:name="P266" style:parent-style-name="Bezmezer" style:family="paragraph">
      <style:paragraph-properties fo:margin-left="0.4916in">
        <style:tab-stops/>
      </style:paragraph-properties>
    </style:style>
    <style:style style:name="P267" style:parent-style-name="Bezmezer" style:family="paragraph">
      <style:paragraph-properties fo:margin-left="0.4916in">
        <style:tab-stops/>
      </style:paragraph-properties>
    </style:style>
    <style:style style:name="T268" style:parent-style-name="Standardnípísmoodstavce" style:family="text">
      <style:text-properties fo:background-color="#C0C0C0"/>
    </style:style>
    <style:style style:name="P269" style:parent-style-name="Bezmezer" style:family="paragraph">
      <style:paragraph-properties fo:margin-left="0.4916in">
        <style:tab-stops/>
      </style:paragraph-properties>
    </style:style>
    <style:style style:name="T270" style:parent-style-name="Standardnípísmoodstavce" style:family="text">
      <style:text-properties fo:background-color="#C0C0C0"/>
    </style:style>
    <style:style style:name="P271" style:parent-style-name="Bezmezer" style:family="paragraph">
      <style:paragraph-properties fo:margin-left="1.9666in">
        <style:tab-stops/>
      </style:paragraph-properties>
    </style:style>
    <style:style style:name="T272" style:parent-style-name="Standardnípísmoodstavce" style:family="text">
      <style:text-properties style:text-underline-type="single" style:text-underline-style="solid" style:text-underline-width="auto" style:text-underline-mode="continuous"/>
    </style:style>
    <style:style style:name="P273" style:parent-style-name="Bezmezer" style:family="paragraph">
      <style:paragraph-properties fo:margin-left="0.4916in">
        <style:tab-stops/>
      </style:paragraph-properties>
    </style:style>
    <style:style style:name="T274" style:parent-style-name="Standardnípísmoodstavce" style:family="text">
      <style:text-properties fo:font-weight="bold" style:font-weight-asian="bold"/>
    </style:style>
    <style:style style:name="P275" style:parent-style-name="Bezmezer" style:family="paragraph">
      <style:paragraph-properties fo:margin-left="0.4916in">
        <style:tab-stops/>
      </style:paragraph-properties>
    </style:style>
    <style:style style:name="P276" style:parent-style-name="Bezmezer" style:family="paragraph">
      <style:paragraph-properties fo:margin-left="0.4916in">
        <style:tab-stops/>
      </style:paragraph-properties>
    </style:style>
    <style:style style:name="P277" style:parent-style-name="Bezmezer" style:family="paragraph">
      <style:paragraph-properties fo:margin-left="0.4916in">
        <style:tab-stops/>
      </style:paragraph-properties>
    </style:style>
    <style:style style:name="T278" style:parent-style-name="Standardnípísmoodstavce" style:family="text">
      <style:text-properties fo:background-color="#C0C0C0"/>
    </style:style>
    <style:style style:name="P279" style:parent-style-name="Bezmezer" style:family="paragraph">
      <style:paragraph-properties fo:margin-left="0.4916in">
        <style:tab-stops/>
      </style:paragraph-properties>
    </style:style>
    <style:style style:name="P280" style:parent-style-name="Bezmezer" style:family="paragraph">
      <style:paragraph-properties fo:margin-left="0.4916in">
        <style:tab-stops/>
      </style:paragraph-properties>
    </style:style>
    <style:style style:name="P281" style:parent-style-name="Bezmezer" style:family="paragraph">
      <style:paragraph-properties fo:margin-left="0.4916in">
        <style:tab-stops/>
      </style:paragraph-properties>
    </style:style>
    <style:style style:name="T282" style:parent-style-name="Standardnípísmoodstavce" style:family="text">
      <style:text-properties fo:font-weight="bold" style:font-weight-asian="bold"/>
    </style:style>
    <style:style style:name="P283" style:parent-style-name="Bezmezer" style:family="paragraph">
      <style:paragraph-properties fo:margin-left="0.4916in">
        <style:tab-stops/>
      </style:paragraph-properties>
    </style:style>
    <style:style style:name="P284" style:parent-style-name="Bezmezer" style:family="paragraph">
      <style:paragraph-properties fo:margin-left="0.4916in">
        <style:tab-stops/>
      </style:paragraph-properties>
    </style:style>
    <style:style style:name="P285" style:parent-style-name="Bezmezer" style:family="paragraph">
      <style:paragraph-properties fo:margin-left="0.4916in">
        <style:tab-stops/>
      </style:paragraph-properties>
    </style:style>
    <style:style style:name="T286" style:parent-style-name="Standardnípísmoodstavce" style:family="text">
      <style:text-properties fo:background-color="#C0C0C0"/>
    </style:style>
    <style:style style:name="P287" style:parent-style-name="Bezmezer" style:family="paragraph">
      <style:paragraph-properties fo:margin-left="0.4916in">
        <style:tab-stops/>
      </style:paragraph-properties>
    </style:style>
    <style:style style:name="P288" style:parent-style-name="Bezmezer" style:family="paragraph">
      <style:paragraph-properties fo:margin-left="0.4916in">
        <style:tab-stops/>
      </style:paragraph-properties>
      <style:text-properties fo:background-color="#C0C0C0"/>
    </style:style>
    <style:style style:name="P289" style:parent-style-name="Bezmezer" style:family="paragraph">
      <style:paragraph-properties fo:margin-left="0.4916in">
        <style:tab-stops/>
      </style:paragraph-properties>
    </style:style>
    <style:style style:name="T290" style:parent-style-name="Standardnípísmoodstavce" style:family="text">
      <style:text-properties fo:background-color="#C0C0C0"/>
    </style:style>
    <style:style style:name="P291" style:parent-style-name="Bezmezer" style:family="paragraph">
      <style:paragraph-properties fo:margin-left="0.4916in">
        <style:tab-stops/>
      </style:paragraph-properties>
    </style:style>
    <style:style style:name="P292" style:parent-style-name="Bezmezer" style:family="paragraph">
      <style:paragraph-properties fo:margin-left="0.4916in">
        <style:tab-stops/>
      </style:paragraph-properties>
    </style:style>
    <style:style style:name="T293" style:parent-style-name="Standardnípísmoodstavce" style:family="text">
      <style:text-properties fo:background-color="#C0C0C0"/>
    </style:style>
    <style:style style:name="P294" style:parent-style-name="Bezmezer" style:family="paragraph">
      <style:text-properties fo:font-weight="bold" style:font-weight-asian="bold"/>
    </style:style>
    <style:style style:name="P295" style:parent-style-name="Bezmezer" style:family="paragraph">
      <style:paragraph-properties fo:margin-left="0.4916in">
        <style:tab-stops/>
      </style:paragraph-properties>
    </style:style>
    <style:style style:name="P296" style:parent-style-name="Bezmezer" style:family="paragraph">
      <style:paragraph-properties fo:margin-left="0.4916in">
        <style:tab-stops/>
      </style:paragraph-properties>
    </style:style>
    <style:style style:name="T297" style:parent-style-name="Standardnípísmoodstavce"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298" style:parent-style-name="Standardnípísmoodstavce" style:family="text">
      <style:text-properties fo:font-size="12pt" style:font-size-asian="12pt" style:font-size-complex="12pt" style:text-underline-type="single" style:text-underline-style="solid" style:text-underline-width="auto" style:text-underline-mode="continuous"/>
    </style:style>
    <style:style style:name="T299" style:parent-style-name="Hypertextovýodkaz" style:family="text">
      <style:text-properties fo:font-size="12pt" style:font-size-asian="12pt" style:font-size-complex="12pt"/>
    </style:style>
    <style:style style:name="P300" style:parent-style-name="Bezmezer" style:family="paragraph">
      <style:text-properties fo:font-size="12pt" style:font-size-asian="12pt" style:font-size-complex="12pt" style:text-underline-type="single" style:text-underline-style="solid" style:text-underline-width="auto" style:text-underline-mode="continuous"/>
    </style:style>
    <style:style style:name="T301" style:parent-style-name="Standardnípísmoodstavce" style:family="text">
      <style:text-properties fo:font-size="12pt" style:font-size-asian="12pt" style:font-size-complex="12pt"/>
    </style:style>
  </office:automatic-styles>
  <office:body>
    <office:text text:use-soft-page-breaks="true">
      <text:p text:style-name="P1"><text:span text:style-name="T2">GIT</text:span><text:span text:style-name="T3"><text:s/>(</text:span><text:a xlink:href="http://www.fuzzy.cz/cs/projekty/git-uzivatelska-prirucka/" office:target-frame-name="_top" xlink:show="replace"><text:span text:style-name="T4">http://www.fuzzy.cz/cs/projekty/git-uzivatelska-prirucka/</text:span></text:a><text:span text:style-name="T5">)</text:span></text:p>
      <text:p text:style-name="P6"/>
      <text:p text:style-name="P7">Branch (větve):</text:p>
      <text:p text:style-name="P8">Mohou se spojovat i rozdělovat. Jediný gitový reposiřáť jich může mít několik. <text:s/>Pokud je nový má jednu a to master.</text:p>
      <text:p text:style-name="P9">Udržují se<text:s/><text:span text:style-name="T10">hesds</text:span><text:span text:style-name="T11"><text:s/></text:span><text:span text:style-name="T12">(hroty),</text:span><text:s/>které ukazuji na vrchol větve, mohou se měnit.</text:p>
      <text:p text:style-name="P13"/>
      <text:p text:style-name="P14"><text:span text:style-name="T15">$ git branch</text:span><text:s text:c="3"/>vypiše aktualni větev</text:p>
      <text:p text:style-name="P16"><text:span text:style-name="T17">$ git branch<text:s/></text:span><text:span text:style-name="T18">–</text:span><text:span text:style-name="T19">r</text:span><text:s/>vypíše všechny větve</text:p>
      <text:p text:style-name="P20"><text:span text:style-name="T21">$ git branc</text:span><text:span text:style-name="T22">h &lt;branch&gt;</text:span><text:s text:c="2"/>vytvoří novou větev</text:p>
      <text:p text:style-name="P23"><text:span text:style-name="T24">$ git branc</text:span><text:span text:style-name="T25">h &lt;branch&gt; &lt;strat-point&gt;</text:span><text:s/>vytvoři větev, které specifikujeme začátek (např tag,jméno větve)</text:p>
      <text:p text:style-name="P26"><text:span text:style-name="T27">$ git branc</text:span><text:span text:style-name="T28">h –d &lt;branch&gt;</text:span><text:s/>smaže větev<text:s/></text:p>
      <text:p text:style-name="P29"><text:span text:style-name="T30">$ git branc</text:span><text:span text:style-name="T31">h –D &lt;branch&gt;</text:span><text:s/>bezpečnější smazání věteve<text:s/></text:p>
      <text:p text:style-name="P32"><text:span text:style-name="T33">$ git<text:s/></text:span><text:span text:style-name="T34">checkout &lt;</text:span><text:span text:style-name="T35">branc</text:span><text:span text:style-name="T36">h&gt;</text:span><text:s text:c="2"/>přepne aktuální větev a aktualizuje pracovní adr na danou větev</text:p>
      <text:p text:style-name="P37"><text:span text:style-name="T38">$ git checkout -b<text:s/></text:span><text:span text:style-name="T39">&lt;</text:span><text:span text:style-name="T40">new</text:span><text:span text:style-name="T41"><text:s/>&gt;<text:s/></text:span><text:span text:style-name="T42">&lt;tag ze seznamu&gt;</text:span><text:s text:c="3"/>vytvoří a načte novou větev <text:s/>vrchol ukazujíci na daný tag</text:p>
      <text:p text:style-name="P43"/>
      <text:p text:style-name="P44"><text:s/><text:span text:style-name="T45">Tagy: <text:s/></text:span></text:p>
      <text:p text:style-name="P46">Používaji se i<text:s/><text:span text:style-name="T47">tagy</text:span><text:span text:style-name="T48"><text:s/></text:span>ukazatele do minulosti. Mohu změnit vrchol větve na nějáký tag, který ukazuje do minulosti.</text:p>
      <text:p text:style-name="P49"/>
      <text:p text:style-name="P50"><text:span text:style-name="T51">$ git tag<text:s/></text:span><text:span text:style-name="T52">–</text:span><text:span text:style-name="T53">l</text:span><text:s text:c="2"/>vypíše seznam tagů</text:p>
      <text:p text:style-name="P54"><text:span text:style-name="T55">$ git checkout -b<text:s/></text:span><text:span text:style-name="T56">&lt;</text:span><text:span text:style-name="T57">new</text:span><text:span text:style-name="T58"><text:s/>&gt;</text:span><text:span text:style-name="T59"><text:s/></text:span><text:span text:style-name="T60">&lt;tag ze seznamu&gt;</text:span><text:s text:c="3"/>vytvoří a načte<text:s/>novou větev<text:s/><text:s/>vrchol ukazujíci na daný tag</text:p>
      <text:p text:style-name="P61"><text:span text:style-name="T62">$ git reset<text:s/></text:span><text:span text:style-name="T63">–</text:span><text:span text:style-name="T64">har</text:span><text:span text:style-name="T65">d <text:s/>&lt;tag ze seznamu&gt;<text:s/></text:span><text:s text:c="2"/><text:tab/><text:s text:c="3"/>změní aktuální vrchol na tag ze seznamu</text:p>
      <text:p text:style-name="P66"><text:span text:style-name="T67">$ git tag stable-1<text:s/></text:span><text:span text:style-name="T68"><text:s/>&lt;</text:span><text:span text:style-name="T69">1b2e1d63ff cislo comitu&gt;</text:span><text:s/>vytváření tagů</text:p>
      <text:p text:style-name="Bezmezer"/>
      <text:p text:style-name="P70">Historie, Commit:<text:tab/></text:p>
      <text:p text:style-name="P71">Každý commit má unikátní číslo, podle kteréo se dá k němu přistoupit</text:p>
      <text:p text:style-name="P72"/>
      <text:p text:style-name="P73"><text:span text:style-name="T74">$ git show</text:span><text:s text:c="2"/>vypíše informaci o posledním kommitu v aktuální verzi</text:p>
      <text:p text:style-name="P75"><text:span text:style-name="T76">$ git fetch</text:span><text:span text:style-name="T77"><text:s/>pr</text:span><text:span text:style-name="T78">a</text:span><text:span text:style-name="T79">vdě podobně aktualizuje větve, které znázorňijí vzdálené větve, ale neovlivní ty moje ani dokonce master</text:span></text:p>
      <text:p text:style-name="P80"/>
      <text:p text:style-name="P81"><text:span text:style-name="T82">$ git show fb47ddb2 #</text:span><text:span text:style-name="T83"><text:s/></text:span><text:span text:style-name="T84">vypsání konkrétního commitu<text:s/></text:span><text:span text:style-name="T85">několik prvn</text:span><text:span text:style-name="T86">ích znaků jména objektu obvykle<text:s/></text:span><text:span text:style-name="T87">stačí k unikátní identifikac</text:span></text:p>
      <text:p text:style-name="P88"><text:span text:style-name="T89">$ git show HEAD^</text:span><text:span text:style-name="T90"><text:s text:c="4"/># rodič HEAD commitu</text:span></text:p>
      <text:p text:style-name="P91"><text:span text:style-name="T92">$ git show HEAD^^</text:span><text:span text:style-name="T93"><text:s text:c="3"/># předek</text:span></text:p>
      <text:p text:style-name="P94"><text:span text:style-name="T95">$ git show HEAD~4</text:span><text:span text:style-name="T96"><text:s text:c="3"/># pra-pra-pra-prapředek</text:span></text:p>
      <text:p text:style-name="P97"/>
      <text:p text:style-name="P98"><text:span text:style-name="T99">$ git show HEAD^1</text:span><text:s text:c="3"/># show the first parent of HEAD, větev můžemít více předků</text:p>
      <text:p text:style-name="P100"><text:span text:style-name="T101">$ git show HEAD^2</text:span><text:s text:c="3"/># show the second parent of HEAD, větev můžemít více předků</text:p>
      <text:p text:style-name="P102"><text:span text:style-name="T103">$ git show-ref<text:s/></text:span><text:span text:style-name="T104">–</text:span><text:span text:style-name="T105">heads</text:span><text:s/># všechny vrcholi v repozitáři</text:p>
      <text:p text:style-name="P106"><text:span text:style-name="T107">$ git show HEAD^:path/to/file</text:span><text:s text:c="2"/># zobrazí soubor před zmenou</text:p>
      <text:p text:style-name="P108"/>
      <text:p text:style-name="P109"><text:span text:style-name="T110">$ git log</text:span><text:s text:c="2"/>vypíše seznam všech commitů</text:p>
      <text:p text:style-name="P111"/>
      <text:p text:style-name="P112">Výpis různých commtů</text:p>
      <text:p text:style-name="P113"><text:span text:style-name="T114">$ git log v2.5..</text:span><text:s text:c="8"/># commity od (nedostupné z) v2.5</text:p>
      <text:p text:style-name="P115"><text:span text:style-name="T116">$ git log test..master</text:span><text:s text:c="2"/># commits dostupné z master ale ne z test</text:p>
      <text:soft-page-break/>
      <text:p text:style-name="P117"><text:span text:style-name="T118">$ git log master..test</text:span><text:s text:c="2"/># ... dostupné z test ale ne z master</text:p>
      <text:p text:style-name="P119"><text:span text:style-name="T120">$ git log master...test</text:span><text:s/># ... dostupné buď z test nebo master, ale ne z obou</text:p>
      <text:p text:style-name="P121"><text:span text:style-name="T122">$ git log --since="2 weeks ago"</text:span><text:s/># commity za poslední 2 týdny</text:p>
      <text:p text:style-name="P123"><text:span text:style-name="T124">$ git log Makefile</text:span><text:s text:c="6"/># commity které modifikovaly Makefile</text:p>
      <text:p text:style-name="P125"><text:span text:style-name="T126">$ git log fs/</text:span><text:s text:c="11"/># ... které modifikovaly soubory v fs/</text:p>
      <text:p text:style-name="P127"><text:span text:style-name="T128">$ git log -S'foo()'</text:span><text:s text:c="5"/># commity které přidávají nebo odstraňují data <text:s/>řetězci 'foo()'</text:p>
      <text:p text:style-name="Bezmezer"/>
      <text:p text:style-name="P129">Rozdíly mezi verzemi:</text:p>
      <text:p text:style-name="P130">DIFF</text:p>
      <text:p text:style-name="P131">Generování rozdílů,<text:s/>#<text:s/>generovat diffy mezi libovolnými verzemi</text:p>
      <text:p text:style-name="P132"/>
      <text:p text:style-name="P133"><text:span text:style-name="T134">$ git diff master..test</text:span><text:s text:c="2"/># diff mezi dvěma vrcholy větví</text:p>
      <text:p text:style-name="P135"><text:span text:style-name="T136">$ git diff master...test</text:span><text:s/>#diff mezi<text:s/>vrcholem <text:s/>a společným předkem</text:p>
      <text:p text:style-name="P137"><text:span text:style-name="T138">$ git format-patch master..test</text:span><text:s/># vygeneruje soubor patchem pro každý komit dosažitelný z testu ale ne z větve master</text:p>
      <text:p text:style-name="P139"/>
      <text:p text:style-name="P140">Prohlížení starých verzí souboru</text:p>
      <text:p text:style-name="P141"><text:span text:style-name="T142">$ git show v2.5:fs/locks.c</text:span><text:s text:c="2"/># před dvojtečkou cokoliv co pojmenovává commit a zaní cesta k souboru</text:p>
      <text:p text:style-name="P143">Příkaz git-archive(1) může vytvořit tar nebo zip archiv z libovolné verze projektu; například:</text:p>
      <text:p text:style-name="P144"><text:span text:style-name="T145">$ git archive --format=tar --prefix=project/ HEAD | gzip &gt;latest.tar.gz</text:span></text:p>
      <text:p text:style-name="Bezmezer"/>
      <text:p text:style-name="Bezmezer"/>
      <text:p text:style-name="Bezmezer"/>
      <text:p text:style-name="Bezmezer"><text:span text:style-name="T146">Práce s</text:span><text:span text:style-name="T147"> </text:span><text:span text:style-name="T148">GITem</text:span><text:span text:style-name="T149">(http://www.fuzzy.cz/cs/clanky/git-kapitola-3-vyvoj-s-gitem/)</text:span></text:p>
      <text:p text:style-name="P150">Před vytvářením commitů byste se gitu měli představit. Nejjednodušší způsob jak to udělat je zajistit že se v souboru .gitconfig ve vašem domovském adresáři vyskytují následující řádky:</text:p>
      <text:p text:style-name="P151"/>
      <text:p text:style-name="P152">[user]</text:p>
      <text:p text:style-name="P153"><text:s text:c="8"/>name = Your Name Comes Here</text:p>
      <text:p text:style-name="P154"><text:s text:c="8"/>email =<text:s/><text:a xlink:href="mailto:you@yourdomain.example.com" office:target-frame-name="_top" xlink:show="replace"><text:span text:style-name="Hypertextovýodkaz">you@yourdomain.example.com</text:span></text:a></text:p>
      <text:p text:style-name="P155"/>
      <text:p text:style-name="P156">Vytvoření repozitáře</text:p>
      <text:p text:style-name="P157"/>
      <text:p text:style-name="P158">Vytvoření čistého nového repositáře je velice jednoduché:</text:p>
      <text:p text:style-name="P159"><text:span text:style-name="T160">$ mkdir project</text:span></text:p>
      <text:p text:style-name="P161"><text:span text:style-name="T162">$ cd project</text:span></text:p>
      <text:p text:style-name="P163"><text:span text:style-name="T164">$ git init</text:span></text:p>
      <text:p text:style-name="P165"/>
      <text:p text:style-name="P166">Pokud máte nějaký výchozí obsah (řekněme tar balík):</text:p>
      <text:p text:style-name="P167"><text:span text:style-name="T168">$ tar xzvf project.tar.gz</text:span></text:p>
      <text:p text:style-name="P169"><text:span text:style-name="T170">$ cd project</text:span></text:p>
      <text:p text:style-name="P171"><text:span text:style-name="T172">$ git init</text:span></text:p>
      <text:p text:style-name="P173"><text:span text:style-name="T174">$ git add .</text:span><text:s/># include everything below ./ in the first commit:</text:p>
      <text:p text:style-name="P175"><text:span text:style-name="T176">$ git commit</text:span></text:p>
      <text:p text:style-name="P177"/>
      <text:p text:style-name="Bezmezer"><text:span text:style-name="T178">Vytvoření nového commitu</text:span><text:s/>obnáší tři kroky:</text:p>
      <text:p text:style-name="P179"/>
      <text:p text:style-name="P180">1.Provedení nějakých změn v pracovním adresáři pomocí vašeho oblíbeného editoru.</text:p>
      <text:p text:style-name="P181">2.Informování gitu o provedených změnách.</text:p>
      <text:p text:style-name="P182">3.Vytvoření commitu pomocí obsahu o kterém jste gitu řekli v kroku 2.</text:p>
      <text:p text:style-name="P183"/>
      <text:p text:style-name="P184">V praxi můžete prokládat a opakovat kroky 1 a 2 tolikrát kolikrát chcete:<text:s/>aby byl udržen přehled o tom co chcete uložit v kroku 3, git udržuje otisk obsahu stromu ve zvláštním přípravném prostoru (staging area) nazývaném "index."</text:p>
      <text:p text:style-name="P185">Na začátku je obsah indexu identický s tím v HEAD<text:s/>větve. Příkaz "git diff --cached", který zobrazuje rozdíly HEAD a indexem, by tudíž v této chvíli neměl produkovat žádný výstup.</text:p>
      <text:p text:style-name="P186"/>
      <text:p text:style-name="P187"><text:span text:style-name="T188">$ git add path/to/file</text:span><text:s text:c="2"/><text:tab/># pro aktualizaci a nebo přidání souboru do indexu</text:p>
      <text:p text:style-name="P189"><text:span text:style-name="T190">$ git rm path/to/file</text:span><text:s text:c="4"/><text:tab/># odstarnění souboru z indexu</text:p>
      <text:p text:style-name="P191"><text:span text:style-name="T192">$ git commit</text:span><text:tab/><text:tab/># až hotovo tak commintnout, commit vyzve k napsani komentátře</text:p>
      <text:p text:style-name="P193"><text:span text:style-name="T194">$ git show</text:span><text:tab/><text:tab/># po komintnuti mohu zkontrolovat zda se provedlo vse co jsem chtel</text:p>
      <text:p text:style-name="P195"><text:span text:style-name="T196">$ git commit<text:s/></text:span><text:span text:style-name="T197">–</text:span><text:span text:style-name="T198">a</text:span><text:tab/>#<text:s/>aktualizuje index o všechny modifikované nebo odstraněné</text:p>
      <text:p text:style-name="P199">#<text:s/>soubory, vše v jednom kroku</text:p>
      <text:p text:style-name="P200"><text:span text:style-name="T201">$ git diff --cached</text:span><text:s/><text:tab/># rozdíly mezi HEAD indexem; co by bylo commitnuto</text:p>
      <text:p text:style-name="P202"><text:s text:c="19"/><text:tab/><text:tab/><text:s/># pokud byste commit spustili právě teď</text:p>
      <text:p text:style-name="P203"><text:span text:style-name="T204">$ git diff</text:span><text:s text:c="9"/><text:tab/><text:tab/><text:s/># rozdíly mezi indexem a vaším pracovním adresářem;</text:p>
      <text:p text:style-name="P205"><text:s text:c="20"/><text:tab/><text:tab/># změny které by při commitu uloženy nebyly</text:p>
      <text:p text:style-name="P206"><text:span text:style-name="T207">$ git diff HEAD</text:span><text:s text:c="5"/><text:tab/># rozdíly mezi HEAD a pracovním stromem; které</text:p>
      <text:p text:style-name="P208"><text:s text:c="20"/><text:tab/><text:tab/># by byly uloženy pokud byste provedli "commit -a"</text:p>
      <text:p text:style-name="P209"><text:span text:style-name="T210">$ git status</text:span><text:s text:c="8"/><text:tab/><text:tab/># stručné shrnutí informací pro každý soubor.</text:p>
      <text:p text:style-name="P211"/>
      <text:p text:style-name="P212"/>
      <text:p text:style-name="P213">Ignorování souborů GITem</text:p>
      <text:p text:style-name="P214">V projektech často vznikají soubory které gitem spravovat nechcete. To typicky zahrnuje soubory generované při buildováním nebo dočasné záložní soubory vytvářené vaším editorem. Samozřejmě, nesledování souborů gitem je jenom otázka nevolání příkazu git add pro dané soubory. Nicméně tyto soubory povalující se všude okolo se rychle stávají otravnými, např. činí příkaz git add . prakticky nepoužitelným, a stále se zobrazují ve výstupu příkazu git status.</text:p>
      <text:p text:style-name="P215"/>
      <text:p text:style-name="P216">Můžete gitu říct aby ignoroval určité soubory vytvořením souboru<text:s/><text:span text:style-name="T217">.gitignore</text:span><text:s/>na nejvyšší úrovni vašeho pracovního adresáře, s obsahem například:</text:p>
      <text:p text:style-name="P218"/>
      <text:p text:style-name="P219"># Řádky začínající '#' jsou považovány za komentáře.</text:p>
      <text:p text:style-name="P220"># Ignoruj soubory pojmenované foo.txt.</text:p>
      <text:p text:style-name="P221">foo.txt</text:p>
      <text:p text:style-name="P222"># Ignoruj (generované) html soubory,</text:p>
      <text:p text:style-name="P223">*.html</text:p>
      <text:p text:style-name="P224"># kromě foo.html který je udržován ručně.</text:p>
      <text:p text:style-name="P225">!foo.html</text:p>
      <text:p text:style-name="P226"># Ignoruj objekty a archivy.</text:p>
      <text:p text:style-name="P227"><text:span text:style-name="T228">*.[oa]</text:span></text:p>
      <text:p text:style-name="P229">Detailní vysvětlení syntaxe najdete v manuálové stránce příkazu gitignore(5). Soubor<text:s/><text:span text:style-name="T230">.gitignore</text:span><text:s/>můžete také umístit do jiných adresářů pracovního stromu, a v tom případě budou platit pro tyto adresáře a jejich podadresáře. Soubory .gitignore mohou být přidány do repositáře jako jakékoliv jiné soubory (prostě na nich spusťte git add .gitignore and git commit, jako obvykle), což se může hodit pokud vzory ignorovaných souborů (například vzory odpovídající buildovaným souborům) dávají smysl i pro další uživatele kteří si naklonují váš repositář.</text:p>
      <text:p text:style-name="P231"/>
      <text:p text:style-name="P232">Pokud si přejete tyto vzory aplikovat jen na některé repositáře (namísto všech repositářů pro daný projekt), můžete je umístit do souboru ve vašem repositáři pojmenovaného .git/info/exclude, nebo do libovolného souboru specifikovaného v konfigurační proměnné core.excludesfile. Některé git příkazy mohou také přijímat vzory přímo na příkazové řádce. Detaily viz. manuálová stránka gitignore(5).</text:p>
      <text:p text:style-name="P233"/>
      <text:p text:style-name="Bezmezer"><text:span text:style-name="T234">Marge větví</text:span></text:p>
      <text:p text:style-name="P235"><text:span text:style-name="T236">$ git merge branchname</text:span><text:s/># sloučí větev branchname do aktuální větve</text:p>
      <text:p text:style-name="P237">Pokud existují konflikty - například, pokud je soubor v obou repositářích (vzdáleném i lokálním) upraven rozdílnými způsoby - v tom případě budete upozorněni; výstup může vypadat například takto:</text:p>
      <text:p text:style-name="P238"/>
      <text:p text:style-name="P239">$ git merge next</text:p>
      <text:p text:style-name="P240"><text:s/>100% (4/4) done</text:p>
      <text:p text:style-name="P241">Auto-merged file.txt</text:p>
      <text:p text:style-name="P242">CONFLICT (content): Merge conflict in file.txt</text:p>
      <text:p text:style-name="P243"><text:span text:style-name="T244">Automatic merge failed; fix conflicts and then commit the result.</text:span></text:p>
      <text:p text:style-name="P245"/>
      <text:p text:style-name="P246">V problematických souborech jsou označena místa konfliktů, a po jejich manuálním vyřešení můžete index aktualizovat s jejich obsahem a spustit git commit, stejně jako byste udělali normálně při vytváření nového souboru.</text:p>
      <text:p text:style-name="P247"/>
      <text:p text:style-name="P248">Pokud výsledný commit prozkoumáte pomocí gitk, uvidíte že má dva rodiče, jednoho ukazujícího na vrchol aktuální větve, a druhého na vrchol druhé větve.</text:p>
      <text:p text:style-name="P249"/>
      <text:p text:style-name="P250">Řešní marge</text:p>
      <text:p text:style-name="P251">Pokud se merge nepodaří zpracovat automaticky, git ponechá index a pracovní strom ve speciálním stavu který vám dá všechny informace potřebné pro jeho ruční vyřešení.</text:p>
      <text:p text:style-name="P252"/>
      <text:p text:style-name="P253">Soubory s konflikty jsou v indexu zvláště označeny, takže dokud problém nevyřešíte a neaktualizujete index, příkaz git-commit(1) selže:</text:p>
      <text:p text:style-name="P254"/>
      <text:p text:style-name="P255">$ git commit</text:p>
      <text:p text:style-name="P256">file.txt: needs mergeTaké git-status(1) bude tyto soubory vypisovat jako "nesloučené" a do souborů s konflikty budou vloženy značky vymezující konflikty.</text:p>
      <text:p text:style-name="P257">Detaily na: <text:s/><text:a xlink:href="http://www.fuzzy.cz/cs/clanky/git-kapitola-3-vyvoj-s-gitem/" office:target-frame-name="_top" xlink:show="replace"><text:span text:style-name="Hypertextovýodkaz">http://www.fuzzy.cz/cs/clanky/git-kapitola-3-vyvoj-s-gitem/</text:span></text:a></text:p>
      <text:p text:style-name="P258"/>
      <text:p text:style-name="P259">Odstranění narge</text:p>
      <text:p text:style-name="P260"/>
      <text:p text:style-name="P261"><text:span text:style-name="T262">$ git reset --hard HEAD</text:span><text:s/>#vraceni stavu před marge</text:p>
      <text:p text:style-name="P263"><text:span text:style-name="T264">$ git reset --hard ORIG_HEAD</text:span><text:s/><text:tab/># pokud už byl marge comitnut, kterého se chceme zbavit<text:s/><text:line-break/><text:tab/><text:tab/><text:tab/><text:tab/>#„tento prokaz muze delat problemy“</text:p>
      <text:p text:style-name="Bezmezer"/>
      <text:p text:style-name="P265">Oprava omylu novým commitem</text:p>
      <text:p text:style-name="P266">Pokud jsme commit už zveřenily neměly bychom ho odstranit, ale přidat opravující commit.</text:p>
      <text:p text:style-name="P267"><text:span text:style-name="T268">$ git revert HEAD</text:span><text:tab/># vytvoří komit, který odstraní předchozí změny</text:p>
      <text:p text:style-name="P269"><text:span text:style-name="T270">$ git revert HEAD^</text:span><text:tab/># odstranění předchí změny např. předposlední</text:p>
      <text:p text:style-name="P271">V tomto případě se git pokusí odstranit staré změny zatímco změny provedené od té doby ponechá nedotknuté. Pokud se novější změny překrývají s odstraňovanými změnami, potom budete požádání o manuální odstranění konfliktů, stejně jako v případě<text:s/><text:span text:style-name="T272">řešení merge</text:span></text:p>
      <text:p text:style-name="P273">Pokud je problematický commit ten nejnovější, a zatím jste ho nezveřejnili, můžete ho prostě <text:s/>zničit pomocí příkazu<text:s/><text:span text:style-name="T274">git reset</text:span>.</text:p>
      <text:p text:style-name="P275">Alternativně můžete upravit pracovní adresář a aktualizovat index s opravou vašeho omylu, stejně jako byste vytvářeli novy commit, a potom spusťte</text:p>
      <text:p text:style-name="P276"/>
      <text:p text:style-name="P277"><text:span text:style-name="T278">$ git commit –amend</text:span></text:p>
      <text:p text:style-name="P279">čímž nahradíte starý commit novým commitem zahrnujícím vaše změny, s tím že nejdříve dostanete možnost upravit popis commitu.</text:p>
      <text:p text:style-name="P280"/>
      <text:p text:style-name="P281">Opravovat commity hloubě ji je náročnější</text:p>
      <text:p text:style-name="Bezmezer"/>
      <text:p text:style-name="Bezmezer"><text:span text:style-name="T282">Dočasné odložení práce</text:span></text:p>
      <text:p text:style-name="P283">Řekněme že jste uprostřed práce na něčem komplikovaném, a najdete nesouvisející ale očividnou a triviální chybu. Dříve než budete pokračovat v práci chtěli byste ji opravit. V takovém případě můžete použít příkaz git-stash(1) pro uložení aktuálního stavu práce, a po opravě chyby (nebo, případně po provedení opravy na jiné větvi a následném návratu zpět), vrátit zpět rozpracované změny.</text:p>
      <text:p text:style-name="P284"/>
      <text:p text:style-name="P285"><text:span text:style-name="T286">$ git stash save "rozdělaná práce na vlastnosti foo"</text:span></text:p>
      <text:p text:style-name="P287">Tento příkaz uloží stranou na hromadu (stash) provedené změny, a nastaví pracovní strom a index tak aby odpovídal vrcholu aktuální větve. Potom můžete provést opravu jako obvykle.</text:p>
      <text:p text:style-name="P288">... edit and test ...</text:p>
      <text:p text:style-name="P289"><text:span text:style-name="T290">$ git commit -a -m "blorpl: typofix"</text:span></text:p>
      <text:p text:style-name="P291">Poté se můžete vrátit zpět k původně rozdělané práci pomocí příkazu stash pop:</text:p>
      <text:p text:style-name="P292"><text:span text:style-name="T293">$ git stash pop</text:span><text:tab/></text:p>
      <text:p text:style-name="Bezmezer"/>
      <text:p text:style-name="P294">Zajištění spolehlivost</text:p>
      <text:p text:style-name="P295">Viz.<text:s/><text:a xlink:href="http://www.fuzzy.cz/cs/clanky/git-kapitola-3-vyvoj-s-gitem/" office:target-frame-name="_top" xlink:show="replace"><text:span text:style-name="Hypertextovýodkaz">http://www.fuzzy.cz/cs/clanky/git-kapitola-3-vyvoj-s-gitem/</text:span></text:a></text:p>
      <text:p text:style-name="P296"/>
      <text:p text:style-name="Bezmezer"><text:span text:style-name="T297">Sdílení práce s ostatními<text:s/></text:span><text:span text:style-name="T298">(</text:span><text:a xlink:href="http://www.fuzzy.cz/cs/clanky/git-kapitola-4-sdileni-vyvoje-s-ostatnimi/" office:target-frame-name="_top" xlink:show="replace"><text:span text:style-name="T299">http://www.fuzzy.cz/cs/clanky/git-kapitola-4-sdileni-vyvoje-s-ostatnimi/</text:span></text:a></text:p>
      <text:p text:style-name="P300"/>
      <text:p text:style-name="Bezmezer"><text:span text:style-name="T301">Stačí používat git push a pull. A tim jednoduše načita a číst se vzdalenoho zdroje. Rozné principy sdílení a nastavování jsou na víše zmíněném odkazu. Nemá cenu dávat do výcucu.</text:span></text:p>
      <text:p text:style-name="Bezmezer"/>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Bezmezer" style:display-name="Bez mezer" style:family="paragraph">
      <style:paragraph-properties fo:margin-bottom="0in" fo:line-height="100%"/>
      <style:text-properties fo:hyphenate="false"/>
    </style:style>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vladimir.oberreiter</meta:initial-creator>
    <dc:creator>School</dc:creator>
    <meta:creation-date>2010-06-17T09:45:00Z</meta:creation-date>
    <dc:date>2010-06-17T09:45:00Z</dc:date>
    <meta:template xlink:href="Normal" xlink:type="simple"/>
    <meta:editing-cycles>2</meta:editing-cycles>
    <meta:editing-duration>PT120S</meta:editing-duration>
    <meta:document-statistic meta:page-count="2" meta:paragraph-count="22" meta:word-count="1629" meta:character-count="11223" meta:row-count="80" meta:non-whitespace-character-count="9616"/>
  </office:meta>
</office:document-meta>
</file>